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Apple Symbols'"/>
    <style:font-face style:name="inherit" svg:font-family="inherit"/>
  </office:font-face-decls>
  <office:automatic-styles>
    <style:style style:name="P1" style:family="paragraph" style:parent-style-name="Standard">
      <style:text-properties style:font-name="Liberation Serif" officeooo:rsid="001638f4" officeooo:paragraph-rsid="001638f4"/>
    </style:style>
    <style:style style:name="P2" style:family="paragraph" style:parent-style-name="Standard">
      <style:text-properties style:font-name="Liberation Serif" officeooo:rsid="001ec640" officeooo:paragraph-rsid="001ec640"/>
    </style:style>
    <style:style style:name="P3" style:family="paragraph" style:parent-style-name="Standard">
      <style:text-properties officeooo:rsid="001638f4" officeooo:paragraph-rsid="001638f4"/>
    </style:style>
    <style:style style:name="P4" style:family="paragraph" style:parent-style-name="Standard">
      <style:text-properties fo:font-variant="normal" fo:text-transform="none" style:use-window-font-color="true" loext:opacity="0%" style:font-name="Liberation Serif" fo:font-size="12pt" fo:letter-spacing="normal" fo:font-style="normal" style:text-underline-style="none" fo:font-weight="normal" officeooo:rsid="00177bdb" officeooo:paragraph-rsid="00177bdb" loext:padding="0in" loext:border="none"/>
    </style:style>
    <style:style style:name="P5" style:family="paragraph" style:parent-style-name="Standard">
      <style:text-properties fo:font-variant="normal" fo:text-transform="none" style:use-window-font-color="true" loext:opacity="0%" style:font-name="Liberation Serif" fo:font-size="12pt" fo:letter-spacing="normal" fo:font-style="normal" style:text-underline-style="none" fo:font-weight="normal" officeooo:rsid="00195835" officeooo:paragraph-rsid="00195835" loext:padding="0in" loext:border="none"/>
    </style:style>
    <style:style style:name="P6" style:family="paragraph" style:parent-style-name="Standard">
      <style:text-properties fo:font-variant="normal" fo:text-transform="none" style:use-window-font-color="true" loext:opacity="0%" style:font-name="Liberation Serif" fo:font-size="12pt" fo:letter-spacing="normal" fo:font-style="normal" style:text-underline-style="none" fo:font-weight="normal" officeooo:rsid="001b0de4" officeooo:paragraph-rsid="001b0de4" loext:padding="0in" loext:border="none"/>
    </style:style>
    <style:style style:name="P7" style:family="paragraph" style:parent-style-name="Standard">
      <style:text-properties fo:font-variant="normal" fo:text-transform="none" style:use-window-font-color="true" loext:opacity="0%" style:font-name="Liberation Serif" fo:font-size="12pt" fo:letter-spacing="normal" fo:font-style="normal" style:text-underline-style="none" fo:font-weight="normal" officeooo:rsid="001b13db" officeooo:paragraph-rsid="001b13db" loext:padding="0in" loext:border="none"/>
    </style:style>
    <style:style style:name="P8" style:family="paragraph" style:parent-style-name="Standard">
      <style:text-properties officeooo:rsid="001c26e4" officeooo:paragraph-rsid="001c26e4"/>
    </style:style>
    <style:style style:name="P9" style:family="paragraph" style:parent-style-name="Standard">
      <style:text-properties officeooo:rsid="001f3aa6" officeooo:paragraph-rsid="001f3aa6"/>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3">
      <style:text-properties style:font-name="Liberation Serif"/>
    </style:style>
    <style:style style:name="P14" style:family="paragraph" style:parent-style-name="Standard" style:list-style-name="L4">
      <style:text-properties style:font-name="Liberation Serif" officeooo:rsid="001638f4" officeooo:paragraph-rsid="001638f4"/>
    </style:style>
    <style:style style:name="P15" style:family="paragraph" style:parent-style-name="Standard" style:list-style-name="L11">
      <style:text-properties style:font-name="Liberation Serif" officeooo:paragraph-rsid="001ec640"/>
    </style:style>
    <style:style style:name="P16" style:family="paragraph" style:parent-style-name="Standard" style:list-style-name="L11">
      <style:text-properties style:font-name="Liberation Serif" officeooo:rsid="001f3aa6" officeooo:paragraph-rsid="001f3aa6"/>
    </style:style>
    <style:style style:name="P17" style:family="paragraph" style:parent-style-name="Standard" style:list-style-name="L13">
      <style:text-properties style:font-name="Liberation Serif" style:text-underline-style="none" officeooo:rsid="001f3aa6" officeooo:paragraph-rsid="001f3aa6"/>
    </style:style>
    <style:style style:name="P18" style:family="paragraph" style:parent-style-name="Standard" style:list-style-name="L14">
      <style:text-properties style:font-name="Liberation Serif" style:text-underline-style="none" officeooo:rsid="001f3aa6" officeooo:paragraph-rsid="001f3aa6"/>
    </style:style>
    <style:style style:name="P19" style:family="paragraph" style:parent-style-name="Standard" style:list-style-name="L16">
      <style:text-properties style:font-name="Liberation Serif" style:text-underline-style="none" officeooo:rsid="001f3aa6" officeooo:paragraph-rsid="001f3aa6"/>
    </style:style>
    <style:style style:name="P20" style:family="paragraph" style:parent-style-name="Standard">
      <style:text-properties style:font-name="Liberation Serif" style:text-underline-style="none" officeooo:rsid="003773a6" officeooo:paragraph-rsid="003773a6"/>
    </style:style>
    <style:style style:name="P21" style:family="paragraph" style:parent-style-name="Standard" style:list-style-name="L4">
      <style:text-properties fo:font-variant="normal" fo:text-transform="none" style:use-window-font-color="true" loext:opacity="0%" style:font-name="Liberation Serif" fo:font-size="12pt" fo:letter-spacing="normal" fo:font-style="normal" fo:font-weight="normal" officeooo:rsid="001638f4" officeooo:paragraph-rsid="001638f4" loext:padding="0in" loext:border="none"/>
    </style:style>
    <style:style style:name="P22" style:family="paragraph" style:parent-style-name="Standard" style:list-style-name="L5">
      <style:text-properties fo:font-variant="normal" fo:text-transform="none" style:use-window-font-color="true" loext:opacity="0%" style:font-name="Liberation Serif" fo:font-size="12pt" fo:letter-spacing="normal" fo:font-style="normal" style:text-underline-style="none" fo:font-weight="normal" officeooo:rsid="00177bdb" officeooo:paragraph-rsid="00177bdb" loext:padding="0in" loext:border="none"/>
    </style:style>
    <style:style style:name="P23" style:family="paragraph" style:parent-style-name="Standard" style:list-style-name="L6">
      <style:text-properties fo:font-variant="normal" fo:text-transform="none" style:use-window-font-color="true" loext:opacity="0%" style:font-name="Liberation Serif" fo:font-size="12pt" fo:letter-spacing="normal" fo:font-style="normal" style:text-underline-style="none" fo:font-weight="normal" officeooo:rsid="00195835" officeooo:paragraph-rsid="00195835" loext:padding="0in" loext:border="none"/>
    </style:style>
    <style:style style:name="P24" style:family="paragraph" style:parent-style-name="Standard" style:list-style-name="L7">
      <style:text-properties fo:font-variant="normal" fo:text-transform="none" style:use-window-font-color="true" loext:opacity="0%" style:font-name="Liberation Serif" fo:font-size="12pt" fo:letter-spacing="normal" fo:font-style="normal" style:text-underline-style="none" fo:font-weight="normal" officeooo:rsid="001b0de4" officeooo:paragraph-rsid="001b0de4" loext:padding="0in" loext:border="none"/>
    </style:style>
    <style:style style:name="P25" style:family="paragraph" style:parent-style-name="Standard" style:list-style-name="L8">
      <style:text-properties fo:font-variant="normal" fo:text-transform="none" style:use-window-font-color="true" loext:opacity="0%" style:font-name="Liberation Serif" fo:font-size="12pt" fo:letter-spacing="normal" fo:font-style="normal" style:text-underline-style="none" fo:font-weight="normal" officeooo:rsid="001b13db" officeooo:paragraph-rsid="001b13db" loext:padding="0in" loext:border="none"/>
    </style:style>
    <style:style style:name="P26" style:family="paragraph" style:parent-style-name="Standard" style:list-style-name="L11">
      <style:text-properties fo:font-variant="normal" fo:text-transform="none" style:font-name="Liberation Serif" fo:font-size="12pt" fo:font-style="normal" fo:font-weight="normal" officeooo:paragraph-rsid="001ec640" loext:padding="0in" loext:border="none"/>
    </style:style>
    <style:style style:name="P27" style:family="paragraph" style:parent-style-name="Standard">
      <style:text-properties fo:font-variant="normal" fo:text-transform="none" style:font-name="Liberation Serif" fo:font-size="12pt" fo:font-style="normal" fo:font-weight="normal" officeooo:paragraph-rsid="001ec640" loext:padding="0in" loext:border="none"/>
    </style:style>
    <style:style style:name="P28" style:family="paragraph" style:parent-style-name="Standard" style:list-style-name="L12">
      <style:text-properties fo:font-variant="normal" fo:text-transform="none" style:font-name="Liberation Serif" fo:font-size="12pt" fo:letter-spacing="normal" fo:font-style="normal" fo:font-weight="normal" officeooo:rsid="001f3aa6" officeooo:paragraph-rsid="001f3aa6" loext:padding="0in" loext:border="none"/>
    </style:style>
    <style:style style:name="P29" style:family="paragraph" style:parent-style-name="Standard" style:list-style-name="L12">
      <style:text-properties fo:font-variant="normal" fo:text-transform="none" style:font-name="Liberation Serif" fo:font-size="12pt" fo:letter-spacing="normal" fo:font-style="normal" fo:font-weight="normal" officeooo:paragraph-rsid="001f3aa6" loext:padding="0in" loext:border="none"/>
    </style:style>
    <style:style style:name="P30" style:family="paragraph" style:parent-style-name="Standard">
      <style:text-properties fo:font-variant="normal" fo:text-transform="none" style:font-name="Liberation Serif" fo:font-size="12pt" fo:letter-spacing="normal" fo:font-style="normal" style:text-underline-style="none" fo:font-weight="normal" officeooo:rsid="001f3aa6" officeooo:paragraph-rsid="001f3aa6" loext:padding="0in" loext:border="none"/>
    </style:style>
    <style:style style:name="P31" style:family="paragraph" style:parent-style-name="Standard" style:list-style-name="L15">
      <style:text-properties fo:font-variant="normal" fo:text-transform="none" style:font-name="Liberation Serif" fo:font-size="12pt" fo:letter-spacing="normal" fo:font-style="normal" style:text-underline-style="none" fo:font-weight="normal" officeooo:rsid="001f3aa6" officeooo:paragraph-rsid="001f3aa6" loext:padding="0in" loext:border="none"/>
    </style:style>
    <style:style style:name="P32" style:family="paragraph" style:parent-style-name="Standard" style:list-style-name="L13">
      <style:text-properties fo:font-variant="normal" fo:text-transform="none" style:font-name="Liberation Serif" fo:font-size="12pt" fo:letter-spacing="normal" fo:font-style="normal" style:text-underline-style="none" fo:font-weight="normal" officeooo:rsid="001f69da" officeooo:paragraph-rsid="001f3aa6" loext:padding="0in" loext:border="none"/>
    </style:style>
    <style:style style:name="P33" style:family="paragraph" style:parent-style-name="Standard">
      <style:text-properties fo:font-variant="normal" fo:text-transform="none" style:font-name="inherit" fo:font-size="12pt" fo:letter-spacing="normal" fo:font-style="normal" style:text-underline-style="none" fo:font-weight="normal" officeooo:rsid="001f3aa6" officeooo:paragraph-rsid="001f3aa6" loext:padding="0in" loext:border="none"/>
    </style:style>
    <style:style style:name="P34" style:family="paragraph" style:parent-style-name="Standard" style:list-style-name="L5">
      <style:text-properties style:use-window-font-color="true" loext:opacity="0%" style:font-name="Liberation Serif" style:text-underline-style="none" officeooo:rsid="00177bdb" officeooo:paragraph-rsid="00177bdb"/>
    </style:style>
    <style:style style:name="P35" style:family="paragraph" style:parent-style-name="Standard" style:list-style-name="L9"/>
    <style:style style:name="P36" style:family="paragraph" style:parent-style-name="Standard" style:list-style-name="L10">
      <style:text-properties officeooo:rsid="001c26e4" officeooo:paragraph-rsid="001c26e4"/>
    </style:style>
    <style:style style:name="P37" style:family="paragraph" style:parent-style-name="Standard" style:list-style-name="L17">
      <style:text-properties style:font-name="Liberation Serif"/>
    </style:style>
    <style:style style:name="P38" style:family="paragraph" style:parent-style-name="Standard" style:list-style-name="L17">
      <style:text-properties style:font-name="Liberation Serif" officeooo:paragraph-rsid="003773a6"/>
    </style:style>
    <style:style style:name="P39" style:family="paragraph" style:parent-style-name="Standard">
      <style:text-properties style:font-name="Liberation Serif" officeooo:rsid="003773a6" officeooo:paragraph-rsid="003773a6"/>
    </style:style>
    <style:style style:name="P40" style:family="paragraph" style:parent-style-name="Standard" style:list-style-name="L18">
      <style:text-properties style:font-name="Liberation Serif" officeooo:rsid="003773a6" officeooo:paragraph-rsid="003773a6"/>
    </style:style>
    <style:style style:name="P41" style:family="paragraph" style:parent-style-name="Standard">
      <style:text-properties style:font-name="Liberation Serif" officeooo:rsid="00396e6b" officeooo:paragraph-rsid="00396e6b"/>
    </style:style>
    <style:style style:name="P42" style:family="paragraph" style:parent-style-name="Standard" style:list-style-name="L19">
      <style:text-properties style:font-name="Liberation Serif" officeooo:rsid="00396e6b" officeooo:paragraph-rsid="00396e6b"/>
    </style:style>
    <style:style style:name="P43" style:family="paragraph" style:parent-style-name="Text_20_body" style:list-style-name="L12">
      <style:paragraph-properties fo:margin-top="0in" fo:margin-bottom="0in" style:contextual-spacing="false" fo:text-align="start" style:justify-single-word="false" fo:orphans="2" fo:widows="2"/>
      <style:text-properties style:font-name="Liberation Serif" officeooo:paragraph-rsid="001f3aa6"/>
    </style:style>
    <style:style style:name="P44" style:family="paragraph" style:parent-style-name="Text_20_body" style:list-style-name="L12">
      <style:paragraph-properties fo:margin-top="0in" fo:margin-bottom="0in" style:contextual-spacing="false" fo:text-align="start" style:justify-single-word="false" fo:orphans="2" fo:widows="2"/>
      <style:text-properties fo:font-variant="normal" fo:text-transform="none" style:font-name="Liberation Serif" fo:font-size="12pt" fo:letter-spacing="normal" fo:font-style="normal" fo:font-weight="normal" officeooo:paragraph-rsid="001f3aa6" loext:padding="0in" loext:border="none"/>
    </style:style>
    <style:style style:name="T1" style:family="text">
      <style:text-properties officeooo:rsid="00162e8d"/>
    </style:style>
    <style:style style:name="T2" style:family="text">
      <style:text-properties fo:font-variant="normal" fo:text-transform="none" style:font-name="inherit" fo:font-size="12pt" fo:letter-spacing="normal" fo:font-style="normal" style:text-underline-style="solid" style:text-underline-width="auto" style:text-underline-color="font-color" fo:font-weight="normal" loext:padding="0in" loext:border="none"/>
    </style:style>
    <style:style style:name="T3" style:family="text">
      <style:text-properties fo:font-variant="normal" fo:text-transform="none" fo:color="#dbdee1" loext:opacity="100%" fo:letter-spacing="normal"/>
    </style:style>
    <style:style style:name="T4" style:family="text">
      <style:text-properties fo:font-variant="normal" fo:text-transform="none" fo:font-size="12pt" fo:font-style="normal" fo:font-weight="normal" loext:padding="0in" loext:border="none"/>
    </style:style>
    <style:style style:name="T5" style:family="text">
      <style:text-properties fo:font-variant="normal" fo:text-transform="none" fo:font-size="12pt" fo:font-style="normal" fo:font-weight="normal" officeooo:rsid="001ec640" loext:padding="0in" loext:border="none"/>
    </style:style>
    <style:style style:name="T6" style:family="text">
      <style:text-properties fo:font-variant="normal" fo:text-transform="none" fo:font-size="12pt" fo:letter-spacing="normal" fo:font-style="normal" fo:font-weight="normal" loext:padding="0in" loext:border="none"/>
    </style:style>
    <style:style style:name="T7" style:family="text">
      <style:text-properties fo:font-variant="normal" fo:text-transform="none" fo:font-size="12pt" fo:letter-spacing="normal" fo:font-style="normal" fo:font-weight="normal" officeooo:rsid="001ec640" loext:padding="0in" loext:border="none"/>
    </style:style>
    <style:style style:name="T8" style:family="text">
      <style:text-properties fo:font-variant="normal" fo:text-transform="none" fo:font-size="12pt" fo:letter-spacing="normal" fo:font-style="normal" fo:font-weight="normal" officeooo:rsid="001f3aa6" loext:padding="0in" loext:border="none"/>
    </style:style>
    <style:style style:name="T9" style:family="text">
      <style:text-properties fo:font-variant="normal" fo:text-transform="none" fo:font-size="12pt" fo:letter-spacing="normal" fo:font-style="normal" fo:font-weight="normal" officeooo:rsid="001f69da" loext:padding="0in" loext:border="none"/>
    </style:style>
    <style:style style:name="T10" style:family="text">
      <style:text-properties fo:font-variant="normal" fo:text-transform="none" fo:font-size="12pt" fo:letter-spacing="normal" fo:font-style="normal" fo:font-weight="normal" officeooo:rsid="0020cc0b" loext:padding="0in" loext:border="none"/>
    </style:style>
    <style:style style:name="T11" style:family="text">
      <style:text-properties fo:font-variant="normal" fo:text-transform="none" fo:font-size="12pt" fo:letter-spacing="normal" fo:font-style="normal" fo:font-weight="normal" officeooo:rsid="00396e6b" loext:padding="0in" loext:border="none"/>
    </style:style>
    <style:style style:name="T12" style:family="text">
      <style:text-properties fo:font-variant="normal" fo:text-transform="none" fo:font-size="12pt" fo:letter-spacing="normal" fo:font-style="normal" style:text-underline-style="solid" style:text-underline-width="auto" style:text-underline-color="font-color" fo:font-weight="normal" loext:padding="0in" loext:border="none"/>
    </style:style>
    <style:style style:name="T13" style:family="text">
      <style:text-properties fo:font-variant="normal" fo:text-transform="none" fo:letter-spacing="normal" loext:padding="0in" loext:border="none"/>
    </style:style>
    <style:style style:name="T14" style:family="text">
      <style:text-properties fo:font-variant="normal" fo:text-transform="none" style:use-window-font-color="true" loext:opacity="0%" fo:font-size="12pt" fo:letter-spacing="normal" fo:font-style="normal" fo:font-weight="normal" loext:padding="0in" loext:border="none"/>
    </style:style>
    <style:style style:name="T15" style:family="text">
      <style:text-properties fo:font-variant="normal" fo:text-transform="none" style:use-window-font-color="true" loext:opacity="0%" fo:font-size="12pt" fo:letter-spacing="normal" fo:font-style="normal" style:text-underline-style="none" fo:font-weight="normal" loext:padding="0in" loext:border="none"/>
    </style:style>
    <style:style style:name="T16" style:family="text">
      <style:text-properties style:use-window-font-color="true" loext:opacity="0%" style:font-name="Liberation Serif"/>
    </style:style>
    <style:style style:name="T17" style:family="text">
      <style:text-properties officeooo:rsid="001c26e4"/>
    </style:style>
    <style:style style:name="T18" style:family="text">
      <style:text-properties style:font-name="Liberation Seri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is an algorithm?</text:p>
      <text:list xml:id="list3959426741" text:style-name="L1">
        <text:list-item>
          <text:p text:style-name="P10">A set of instructions to solve a problem.</text:p>
        </text:list-item>
        <text:list-item>
          <text:p text:style-name="P10"><text:span text:style-name="T4">a step-by-step procedure or set of rules to be followed in calculations or other problem-solving operations. Algorithms are used in programming to perform specific tasks, such as sorting data, searching for information, or solving mathematical problems</text:span><text:span text:style-name="T3"> </text:span></text:p>
        </text:list-item>
      </text:list>
      <text:p text:style-name="Standard"/>
      <text:p text:style-name="Standard">What are some of the ‘gotchas’ for writing efficient CSS? <text:span text:style-name="T1">(csstrigger.com)</text:span></text:p>
      <text:list xml:id="list2056053621" text:style-name="L2">
        <text:list-item>
          <text:p text:style-name="P11">Don’t repeat code where you can</text:p>
        </text:list-item>
        <text:list-item>
          <text:p text:style-name="P11">Use efficient css selectors </text:p>
        </text:list-item>
        <text:list-item>
          <text:p text:style-name="P11">Avoid universal key selector </text:p>
        </text:list-item>
        <text:list-item>
          <text:p text:style-name="P11">Allow elements to inherit from ancestors or use class to apply to multiple elements </text:p>
        </text:list-item>
        <text:list-item>
          <text:p text:style-name="P11">Make rule as specific as possible </text:p>
        </text:list-item>
        <text:list-item>
          <text:p text:style-name="P11">Prefer id and class selectors or tag selectors </text:p>
        </text:list-item>
        <text:list-item>
          <text:p text:style-name="P11">Remove redundant qualifiers</text:p>
        </text:list-item>
        <text:list-item>
          <text:p text:style-name="P11"><text:span text:style-name="T1">Do</text:span>n’t <text:span text:style-name="T1">use</text:span> !important often</text:p>
        </text:list-item>
        <text:list-item>
          <text:p text:style-name="P11">Not Organizing Your CSS Logically</text:p>
        </text:list-item>
        <text:list-item>
          <text:p text:style-name="P11">Redundant Selectors</text:p>
        </text:list-item>
        <text:list-item>
          <text:p text:style-name="P11">Neglecting to Use Shorthand Properties</text:p>
        </text:list-item>
        <text:list-item>
          <text:p text:style-name="P11">Overuse of the “!important” Declaration</text:p>
        </text:list-item>
        <text:list-item>
          <text:p text:style-name="P11">Inline CSS</text:p>
        </text:list-item>
        <text:list-item>
          <text:p text:style-name="P11">Neglecting to Utilize Fallback Fonts</text:p>
        </text:list-item>
        <text:list-item>
          <text:p text:style-name="P11">Overuse of IDs Instead of Classes</text:p>
        </text:list-item>
        <text:list-item>
          <text:p text:style-name="P11">Color Names</text:p>
        </text:list-item>
      </text:list>
      <text:p text:style-name="P3">What is the extent of your experience with Promises and/or their polyfills?</text:p>
      <text:list xml:id="list2204199607" text:style-name="L3">
        <text:list-item>
          <text:p text:style-name="P12">A polyfill is a piece of code (usually JavaScript on the Web) used to provide modern <text:span text:style-name="T16">functionality on older browsers that do not natively support it.</text:span></text:p>
        </text:list-item>
        <text:list-item>
          <text:p text:style-name="P13"><text:span text:style-name="T6">Polyfills are code that implement features on web browsers that do not support those features. For Promises, a polyfill is a piece of code that provides the Promise functionality in environments that do not natively support it, such as older browsers. This ensures that your JavaScript code can use Promises without worrying about compatibility issues.</text:span><text:span text:style-name="T13"> </text:span><text:span text:style-name="T6">One popular Promise polyfill is the es6-promise library.</text:span></text:p>
        </text:list-item>
      </text:list>
      <text:p text:style-name="P1"><text:span text:style-name="T6">What</text:span><text:span text:style-name="T14"> is an EventEmitter in Node.js?</text:span></text:p>
      <text:list xml:id="list1846030328" text:style-name="L4">
        <text:list-item>
          <text:p text:style-name="P21">The EventEmitter is a class is widely used in Node.js for handling asynchronous operations, such as file I/O, network requests, and other operations that are not immediately completed. It allows you to write non-blocking code by registering callbacks that are executed when certain events occur, rather than waiting for operations to complete.</text:p>
        </text:list-item>
        <text:list-item>
          <text:p text:style-name="P14"><text:a xlink:type="simple" xlink:href="https://nodejs.org/en/learn/asynchronous-work/the-nodejs-event-emitter" text:style-name="Internet_20_link" text:visited-style-name="Visited_20_Internet_20_Link"><text:span text:style-name="T15">https://nodejs.org/en/learn/asynchronous-work/the-nodejs-event-emitter</text:span></text:a></text:p>
        </text:list-item>
      </text:list>
      <text:p text:style-name="P4">What is a Bloom Filter?</text:p>
      <text:list xml:id="list3555620001" text:style-name="L5">
        <text:list-item>
          <text:p text:style-name="P34"><text:a xlink:type="simple" xlink:href="https://www.youtube.com/watch?v=kfFacplFY4Y&amp;pp=ygUMYmxvb20gZmlsdGVy" text:style-name="Internet_20_link" text:visited-style-name="Visited_20_Internet_20_Link"><text:span text:style-name="T6">https://www.youtube.com/watch?v=kfFacplFY4Y&amp;pp=ygUMYmxvb20gZmlsdGVy</text:span></text:a></text:p>
        </text:list-item>
        <text:list-item>
          <text:p text:style-name="P22">Way for us to track items in a database without having to track everything</text:p>
        </text:list-item>
        <text:list-item>
          <text:p text:style-name="P22">A Bloom Filter is a data structure designed to tell you, quickly and memory-efficiently, whether an element is present in a set. It's like a digital version of a "yes" or "no" filter.</text:p>
        </text:list-item>
      </text:list>
      <text:p text:style-name="P5">What is the CSS display property and can you give a few examples of its use?</text:p>
      <text:list xml:id="list1429166083" text:style-name="L6">
        <text:list-item>
          <text:p text:style-name="P23">Tells the browser how we are going to display something or if we are going to display something at all (ie. display:none)</text:p>
        </text:list-item>
      </text:list>
      <text:p text:style-name="P6">Describe Block Formatting Context (BFC) and how it works?</text:p>
      <text:list xml:id="list1457231230" text:style-name="L7">
        <text:list-item>
          <text:p text:style-name="P24">It is a part of a visual CSS rendering of a web page. It's the region in which the layout of block boxes occurs and in which floats interact with other elements.</text:p>
        </text:list-item>
        <text:list-item>
          <text:p text:style-name="P24"><text:a xlink:type="simple" xlink:href="https://developer.mozilla.org/en-US/docs/Web/CSS/CSS_display/Block_formatting_context" text:style-name="Internet_20_link" text:visited-style-name="Visited_20_Internet_20_Link">https://developer.mozilla.org/en-US/docs/Web/CSS/CSS_display/Block_formatting_context</text:a> </text:p>
        </text:list-item>
      </text:list>
      <text:p text:style-name="P7"><text:soft-page-break/>Explain event delegation</text:p>
      <text:list xml:id="list1731905032" text:style-name="L8">
        <text:list-item>
          <text:p text:style-name="P25">It is an event-handling pattern that allows you to handle events at a higher level in the DOM tree other than the level where the event was first received.</text:p>
        </text:list-item>
        <text:list-item>
          <text:p text:style-name="P25"><text:a xlink:type="simple" xlink:href="https://www.freecodecamp.org/news/event-delegation-javascript/" text:style-name="Internet_20_link" text:visited-style-name="Visited_20_Internet_20_Link">https://www.freecodecamp.org/news/event-delegation-javascript/</text:a> </text:p>
        </text:list-item>
      </text:list>
      <text:p text:style-name="P7"/>
      <text:p text:style-name="Standard">Why would you use a srcset attribute in an image tag? Explain the process the browser uses when evaluating the content of this attribute.</text:p>
      <text:list xml:id="list3289208710" text:style-name="L9">
        <text:list-item>
          <text:p text:style-name="P35">The main use case of the src set is to be able to provide different sources <text:span text:style-name="T17">of images </text:span>for different screen sizes </text:p>
        </text:list-item>
        <text:list-item>
          <text:p text:style-name="P35">A way to tell the bowser to pick the right </text:p>
        </text:list-item>
        <text:list-item>
          <text:p text:style-name="P35"><text:a xlink:type="simple" xlink:href="https://developer.mozilla.org/en-US/docs/Learn/HTML/Multimedia_and_embedding/Responsive_images" text:style-name="Internet_20_link" text:visited-style-name="Visited_20_Internet_20_Link">https://developer.mozilla.org/en-US/docs/Learn/HTML/Multimedia_and_embedding/Responsive_images</text:a></text:p>
        </text:list-item>
      </text:list>
      <text:p text:style-name="Standard"/>
      <text:p text:style-name="Standard">What does *{box-sizing: border-box;} do? What are its advantages?</text:p>
      <text:list xml:id="list2683077208" text:style-name="L10">
        <text:list-item>
          <text:p text:style-name="P36">It will set the box-sizing to border-box for every element on the page. Its advantage is that content sizes will take into account padding and border size. <text:s/></text:p>
        </text:list-item>
      </text:list>
      <text:p text:style-name="P8"/>
      <text:p text:style-name="P2">What are the functionalities of npm in Node.js</text:p>
      <text:list xml:id="list3897351829" text:style-name="L11">
        <text:list-item>
          <text:p text:style-name="P15"><text:span text:style-name="T7">NPM </text:span><text:span text:style-name="T5">NodePackageManager </text:span></text:p>
          <text:list>
            <text:list-item>
              <text:p text:style-name="P26">Package Management: NPM manages all the packages and modules for Node.js projects.</text:p>
            </text:list-item>
            <text:list-item>
              <text:p text:style-name="P26">Installation and Updating: NPM facilitates the installation of packages and modules in a Node.js project.</text:p>
            </text:list-item>
            <text:list-item>
              <text:p text:style-name="P26">Dependency Management: NPM can install all the dependencies of a project through the package.json file.</text:p>
            </text:list-item>
            <text:list-item>
              <text:p text:style-name="P26">Versioning: NPM supports versioning, allowing developers to specify any specific version of a package or require a version higher or lower than what is needed.</text:p>
            </text:list-item>
            <text:list-item>
              <text:p text:style-name="P26">Security and Auditing: NPM includes features for auditing package dependencies for security vulnerabilities, helping developers ensure the safety and integrity of their projects.</text:p>
            </text:list-item>
            <text:list-item>
              <text:p text:style-name="P16"><text:a xlink:type="simple" xlink:href="https://github.com/fetch-rewards/receipt-processor-challenge" text:style-name="Internet_20_link" text:visited-style-name="Visited_20_Internet_20_Link"><text:span text:style-name="T12">https://github.com/fetch-rewards/receipt-processor-challenge</text:span></text:a></text:p>
            </text:list-item>
          </text:list>
        </text:list-item>
      </text:list>
      <text:p text:style-name="P27"/>
      <text:p text:style-name="P9">Why would you use something like the load event? Does this event have disadvantages? Do you know an<text:span text:style-name="T18">y alternatives, and why would you use those?</text:span></text:p>
      <text:list xml:id="list3972271137" text:style-name="L12">
        <text:list-item>
          <text:p text:style-name="P28">Disadvantages</text:p>
          <text:list>
            <text:list-item>
              <text:p text:style-name="P29">Delay in execution</text:p>
            </text:list-item>
            <text:list-item>
              <text:p text:style-name="P29">Blocking Behavior: This can lead to a slower perceived page load time, especially for pages with many large resources</text:p>
            </text:list-item>
          </text:list>
        </text:list-item>
        <text:list-item>
          <text:p text:style-name="P43"><text:span text:style-name="T8">A</text:span><text:span text:style-name="T6">lternatives</text:span></text:p>
          <text:list>
            <text:list-item>
              <text:p text:style-name="P44">DomContentLoaded</text:p>
            </text:list-item>
            <text:list-item>
              <text:p text:style-name="P44">&lt;script async&gt; and&lt;script defer&gt;</text:p>
            </text:list-item>
          </text:list>
        </text:list-item>
      </text:list>
      <text:p text:style-name="P30"/>
      <text:p text:style-name="P30">Could you demonstrate Quicksort and explain when you might use it.</text:p>
      <text:list xml:id="list2963097976" text:style-name="L13">
        <text:list-item>
          <text:p text:style-name="P17"><text:span text:style-name="T6">It breaks an array up into smaller pieces and searches. </text:span><text:span text:style-name="T9">Think divide and conquor.</text:span></text:p>
        </text:list-item>
        <text:list-item>
          <text:p text:style-name="P32">Quicksort is a highly efficient sorting algorithm that employs a divide-and-conquer strategy to sort an array or list of elements The core idea behind Quicksort involves selecting a 'pivot' element from the array and partitioning the elements into two sub-arrays based on whether they are less than or greater than the pivot. This process is repeated recursively on the sub-arrays until the entire array is sorted.</text:p>
        </text:list-item>
      </text:list>
      <text:p text:style-name="P30"/>
      <text:p text:style-name="P30"><text:soft-page-break/>What is encapsulation?</text:p>
      <text:list xml:id="list614950165" text:style-name="L14">
        <text:list-item>
          <text:p text:style-name="P18"><text:span text:style-name="T10">B</text:span><text:span text:style-name="T6">undling functions and associated data in a single object.</text:span></text:p>
        </text:list-item>
      </text:list>
      <text:p text:style-name="P30"/>
      <text:p text:style-name="P30">What is the difference between document load event and document DOMContentLoaded event?</text:p>
      <text:list xml:id="list1088999896" text:style-name="L15">
        <text:list-item>
          <text:p text:style-name="P31">The difference between the window.load event(document load event) and the document.DOMContentLoaded event lies in when they are triggered during the page loading process. </text:p>
        </text:list-item>
        <text:list-item>
          <text:p text:style-name="P31">DOMContentLoaded is triggered when the DOM is ready (HTML document has been completely loaded and parsed, without waiting for stylesheets, images, and subframes to finish loading.), allowing for faster interaction with the page. </text:p>
        </text:list-item>
        <text:list-item>
          <text:p text:style-name="P31">window.load is triggered after all resources have loaded, ensuring that all elements are fully available for manipulation</text:p>
        </text:list-item>
      </text:list>
      <text:p text:style-name="P33"/>
      <text:p text:style-name="P30">Can you tell us the definition of a higher-order function?</text:p>
      <text:list xml:id="list1938949232" text:style-name="L16">
        <text:list-item>
          <text:p text:style-name="P19"><text:span text:style-name="T6">It is a function that can </text:span><text:span text:style-name="T9">take a function as an argument, return a function or both. An example of one is the .map() method.</text:span></text:p>
        </text:list-item>
      </text:list>
      <text:p text:style-name="P20"><text:span text:style-name="T9">H</text:span><text:span text:style-name="T6">ave you ever used a grid system, and if so, what do you prefer?</text:span></text:p>
      <text:list xml:id="list3621012456" text:style-name="L17">
        <text:list-item>
          <text:p text:style-name="P37">Is likely a little old. Grid vs flexbox. Grid systems give you </text:p>
        </text:list-item>
        <text:list-item>
          <text:p text:style-name="P37"><text:a xlink:type="simple" xlink:href="https://www.greatfrontend.com/questions/quiz/have-you-ever-used-a-grid-system-and-if-so-what-do-you-prefer" office:target-frame-name="_blank" xlink:show="new" text:style-name="Internet_20_link" text:visited-style-name="Visited_20_Internet_20_Link"><text:span text:style-name="T2">https://www.greatfrontend.com/questions/quiz/have-you-ever-used-a-grid-system-and-if-so-what-do-you-prefer</text:span></text:a></text:p>
          <text:list>
            <text:list-item>
              <text:p text:style-name="P38"><text:span text:style-name="T6">Before Flex became popular (around 2014), the float-based grid system was the most reliable because it still has the most browser support among the alternative existing systems (flex, grid). Bootstrap was using the float approach until Bootstrap 4 which switched to the flex-based approach. Today, flex is the recommended approach for building grid systems and has decent browser support (99.64%). </text:span></text:p>
            </text:list-item>
            <text:list-item>
              <text:p text:style-name="P38"><text:span text:style-name="T6">For the adventurous, they can look into CSS Grid Layout, which uses the shiny new grid property. Grid is a two-dimensional grid-based layout system as compared to Flexbox, which is one-dimensional.</text:span></text:p>
            </text:list-item>
          </text:list>
        </text:list-item>
      </text:list>
      <text:p text:style-name="P39"><text:span text:style-name="T6">What’s the difference between a variable that is: null, undefined or undeclared? How would you go about checking for any of these states?</text:span></text:p>
      <text:list xml:id="list2166353054" text:style-name="L18">
        <text:list-item>
          <text:p text:style-name="P40"><text:span text:style-name="T6">Undefined shows that space is set aside for the variable but is not assigned</text:span></text:p>
        </text:list-item>
        <text:list-item>
          <text:p text:style-name="P40"><text:span text:style-name="T6">null shows that a space is set aside for the variable and it </text:span><text:span text:style-name="T11">is set to</text:span><text:span text:style-name="T6"> ‘empty’</text:span></text:p>
        </text:list-item>
        <text:list-item>
          <text:p text:style-name="P40"><text:span text:style-name="T6">Undeclared is caught using a try catch block</text:span></text:p>
        </text:list-item>
        <text:list-item>
          <text:p text:style-name="P40"><text:span text:style-name="T6">You can check typeof for undefined or null</text:span></text:p>
        </text:list-item>
      </text:list>
      <text:p text:style-name="P41"><text:span text:style-name="T6">Describe what you like and dislike about the CSS preprocessors you have used.</text:span></text:p>
      <text:list xml:id="list2330372011" text:style-name="L19">
        <text:list-item>
          <text:p text:style-name="P42"><text:span text:style-name="T6">The benefit isn’t really there for me because it adds complexity to the process.</text:span></text:p>
        </text:list-item>
        <text:list-item>
          <text:p text:style-name="P42"><text:span text:style-name="T6">They used to be useful but since CSS keeps implementing their features, they aren’t as useful going forward.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Apple Symbols'"/>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12:36:19.665353033</meta:creation-date>
    <dc:date>2024-07-01T13:24:54.409217468</dc:date>
    <meta:editing-duration>PT4H56M6S</meta:editing-duration>
    <meta:editing-cycles>29</meta:editing-cycles>
    <meta:generator>LibreOffice/7.3.7.2$Linux_X86_64 LibreOffice_project/30$Build-2</meta:generator>
    <meta:document-statistic meta:table-count="0" meta:image-count="0" meta:object-count="0" meta:page-count="3" meta:paragraph-count="83" meta:word-count="1234" meta:character-count="7767" meta:non-whitespace-character-count="6662"/>
  </office:meta>
</office:document-meta>
</file>